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ba87f" officeooo:paragraph-rsid="001ba87f"/>
    </style:style>
    <style:style style:name="P2" style:family="paragraph" style:parent-style-name="Standard">
      <style:text-properties fo:font-size="30pt" style:text-underline-style="solid" style:text-underline-width="auto" style:text-underline-color="font-color" fo:font-weight="bold" officeooo:rsid="001ba87f" officeooo:paragraph-rsid="001ba87f" style:font-size-asian="30pt" style:font-weight-asian="bold" style:font-size-complex="30pt" style:font-weight-complex="bold"/>
    </style:style>
    <style:style style:name="P3" style:family="paragraph" style:parent-style-name="Standard">
      <style:text-properties fo:font-size="30pt" officeooo:rsid="001ba87f" officeooo:paragraph-rsid="001ba87f" style:font-size-asian="30pt" style:font-size-complex="30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 text:protected="true">
        <text:section-source xlink:href="../../../../../../run/media/mlamin1/MJSCHOOL/COSC320/Lab-2"/>
        <text:p text:style-name="Text_20_body"/>
      </text:section>
      <text:p text:style-name="P3">Merge Sort run test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3</text:p>
      <text:p text:style-name="P1">input a size of the array: 100</text:p>
      <text:p text:style-name="P1">Duplicated array</text:p>
      <text:p text:style-name="P1">finished at Thu Feb 14 01:19:45 2019</text:p>
      <text:p text:style-name="P1">elapsed time: 7.975e-06s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4</text:p>
      <text:p text:style-name="P1">input a size of the array: 100</text:p>
      <text:p text:style-name="P1">Random array</text:p>
      <text:p text:style-name="P1">finished at Thu Feb 14 01:19:53 2019</text:p>
      <text:p text:style-name="P1">elapsed time: 3.174e-05s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1</text:p>
      <text:p text:style-name="P1">input a size of the array: 100</text:p>
      <text:p text:style-name="P1">Sorted array</text:p>
      <text:p text:style-name="P1">finished at Thu Feb 14 01:19:58 2019</text:p>
      <text:p text:style-name="P1">elapsed time: 1.5155e-05s</text:p>
      <text:p text:style-name="P1">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<text:soft-page-break/>input 4 for random arrays </text:p>
      <text:p text:style-name="P1">input 5 to end program </text:p>
      <text:p text:style-name="P1">1</text:p>
      <text:p text:style-name="P1">input a size of the array: 1000000000</text:p>
      <text:p text:style-name="P1">Sorted array</text:p>
      <text:p text:style-name="P1">^C</text:p>
      <text:p text:style-name="P1">bash-4.2$ ^C</text:p>
      <text:p text:style-name="P1">bash-4.2$ ^C</text:p>
      <text:p text:style-name="P1">bash-4.2$ clear</text:p>
      <text:p text:style-name="P1">bash-4.2$ make clean</text:p>
      <text:p text:style-name="P1">rm -f run main.o</text:p>
      <text:p text:style-name="P1">bash-4.2$ make</text:p>
      <text:p text:style-name="P1">g++ -g -Wall -std=c++11 -c main.cpp</text:p>
      <text:p text:style-name="P1">g++ -o run main.o</text:p>
      <text:p text:style-name="P1">bash-4.2$ ./run</text:p>
      <text:p text:style-name="P1">Sort Menu </text:p>
      <text:p text:style-name="P1">input 1 to test Quick sort. </text:p>
      <text:p text:style-name="P1">input 2 to test Merge sort. </text:p>
      <text:p text:style-name="P1">input 3 to end program </text:p>
      <text:p text:style-name="P1">2</text:p>
      <text:p text:style-name="P1">Merge Sort 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1</text:p>
      <text:p text:style-name="P1">input a size of the array: 100000</text:p>
      <text:p text:style-name="P1">Sorted array</text:p>
      <text:p text:style-name="P1">finished at Thu Feb 14 01:22:03 2019</text:p>
      <text:p text:style-name="P1">elapsed time: 0.0336653s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2</text:p>
      <text:p text:style-name="P1">input a size of the array: 100000</text:p>
      <text:p text:style-name="P1">Backwards array</text:p>
      <text:p text:style-name="P1">finished at Thu Feb 14 01:22:08 2019</text:p>
      <text:p text:style-name="P1">elapsed time: 0.0234059s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<text:soft-page-break/>input 3 for duplicate arrays </text:p>
      <text:p text:style-name="P1">input 4 for random arrays </text:p>
      <text:p text:style-name="P1">input 5 to end program </text:p>
      <text:p text:style-name="P1">3</text:p>
      <text:p text:style-name="P1">input a size of the array: 100000</text:p>
      <text:p text:style-name="P1">Duplicated array</text:p>
      <text:p text:style-name="P1">finished at Thu Feb 14 01:22:17 2019</text:p>
      <text:p text:style-name="P1">elapsed time: 0.0307792s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4</text:p>
      <text:p text:style-name="P1">input a size of the array: 100000</text:p>
      <text:p text:style-name="P1">Random array</text:p>
      <text:p text:style-name="P1">finished at Thu Feb 14 01:22:29 2019</text:p>
      <text:p text:style-name="P1">elapsed time: 0.0386126s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1</text:p>
      <text:p text:style-name="P1">input a size of the array: 100</text:p>
      <text:p text:style-name="P1">Sorted array</text:p>
      <text:p text:style-name="P1">finished at Thu Feb 14 01:22:35 2019</text:p>
      <text:p text:style-name="P1">elapsed time: 2.4428e-05s</text:p>
      <text:p text:style-name="P1"/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end program </text:p>
      <text:p text:style-name="P1">5</text:p>
      <text:p text:style-name="P1">Sort Menu </text:p>
      <text:p text:style-name="P1">input 1 to test Quick sort. </text:p>
      <text:p text:style-name="P1">input 2 to test Merge sort. </text:p>
      <text:p text:style-name="P1">input 3 to end program </text:p>
      <text:p text:style-name="P1">3</text:p>
      <text:p text:style-name="P1">bash-4.2$ ^C</text:p>
      <text:p text:style-name="P1">bash-4.2$ </text:p>
      <text:p text:style-name="P1"/>
      <text:p text:style-name="P1"/>
      <text:p text:style-name="P2"><text:soft-page-break/>Quick run test</text:p>
      <text:p text:style-name="P1">Sort Menu </text:p>
      <text:p text:style-name="P1">input 1 to test Quick sort. </text:p>
      <text:p text:style-name="P1">input 2 to test Merge sort. </text:p>
      <text:p text:style-name="P1">input 3 to end program </text:p>
      <text:p text:style-name="P1">1</text:p>
      <text:p text:style-name="P1">Quick Sort 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1</text:p>
      <text:p text:style-name="P1">input a size of the array: 100000</text:p>
      <text:p text:style-name="P1">Sorted array</text:p>
      <text:p text:style-name="P1">finished at Thu Feb 14 01:27:45 2019</text:p>
      <text:p text:style-name="P1">elapsed time: 9.29527s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2</text:p>
      <text:p text:style-name="P1">input a size of the array: 100000</text:p>
      <text:p text:style-name="P1">Backwards array</text:p>
      <text:p text:style-name="P1">finished at Thu Feb 14 01:28:03 2019</text:p>
      <text:p text:style-name="P1">elapsed time: 8.64333s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3</text:p>
      <text:p text:style-name="P1">input a size of the array: 100000</text:p>
      <text:p text:style-name="P1">Duplicated array</text:p>
      <text:p text:style-name="P1">finished at Thu Feb 14 01:28:08 2019</text:p>
      <text:p text:style-name="P1">elapsed time: 0.765626s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4</text:p>
      <text:p text:style-name="P1"><text:soft-page-break/>input a size of the array: 100000</text:p>
      <text:p text:style-name="P1">Random array</text:p>
      <text:p text:style-name="P1">finished at Thu Feb 14 01:28:15 2019</text:p>
      <text:p text:style-name="P1">elapsed time: 0.110294s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1</text:p>
      <text:p text:style-name="P1">input a size of the array: 100</text:p>
      <text:p text:style-name="P1">Sorted array</text:p>
      <text:p text:style-name="P1">finished at Thu Feb 14 01:28:20 2019</text:p>
      <text:p text:style-name="P1">elapsed time: 4.206e-05s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2</text:p>
      <text:p text:style-name="P1">input a size of the array: 100</text:p>
      <text:p text:style-name="P1">Backwards array</text:p>
      <text:p text:style-name="P1">finished at Thu Feb 14 01:28:24 2019</text:p>
      <text:p text:style-name="P1">elapsed time: 5.2788e-05s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3</text:p>
      <text:p text:style-name="P1">input a size of the array: 100</text:p>
      <text:p text:style-name="P1">Duplicated array</text:p>
      <text:p text:style-name="P1">finished at Thu Feb 14 01:28:27 2019</text:p>
      <text:p text:style-name="P1">elapsed time: 2.9593e-05s</text:p>
      <text:p text:style-name="P1">Array Menu</text:p>
      <text:p text:style-name="P1"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4</text:p>
      <text:p text:style-name="P1">input a size of the array: 100</text:p>
      <text:p text:style-name="P1">Random array</text:p>
      <text:p text:style-name="P1">finished at Thu Feb 14 01:28:29 2019</text:p>
      <text:p text:style-name="P1">elapsed time: 9.147e-06s</text:p>
      <text:p text:style-name="P1">Array Menu</text:p>
      <text:p text:style-name="P1"><text:soft-page-break/>input 1 for sorted arrays </text:p>
      <text:p text:style-name="P1">input 2 for backwards arrays </text:p>
      <text:p text:style-name="P1">input 3 for duplicate arrays </text:p>
      <text:p text:style-name="P1">input 4 for random arrays </text:p>
      <text:p text:style-name="P1">input 5 to select a different sort </text:p>
      <text:p text:style-name="P1">5</text:p>
      <text:p text:style-name="P1">Sort Menu </text:p>
      <text:p text:style-name="P1">input 1 to test Quick sort. </text:p>
      <text:p text:style-name="P1">input 2 to test Merge sort. </text:p>
      <text:p text:style-name="P1">input 3 to end program </text:p>
      <text:p text:style-name="P1">3</text:p>
      <text:p text:style-name="P1">bash-4.2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1:26:23.766588973</meta:creation-date>
    <dc:date>2019-02-14T01:32:23.723635134</dc:date>
    <meta:editing-duration>PT6M3S</meta:editing-duration>
    <meta:editing-cycles>1</meta:editing-cycles>
    <meta:document-statistic meta:table-count="0" meta:image-count="0" meta:object-count="0" meta:page-count="6" meta:paragraph-count="237" meta:word-count="1086" meta:character-count="5469" meta:non-whitespace-character-count="4504"/>
    <meta:generator>LibreOffice/5.3.6.1$Linux_X86_64 LibreOffice_project/30$Build-1</meta:generator>
  </office:meta>
</office:document-meta>
</file>